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64b47b" officeooo:paragraph-rsid="0064b47b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64b47b" officeooo:paragraph-rsid="0064b47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64b47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6d2b8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4b47b" officeooo:paragraph-rsid="006f5db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64b47b" officeooo:paragraph-rsid="0064b47b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64b47b" officeooo:paragraph-rsid="0064b47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68fbdf" officeooo:paragraph-rsid="0068fbd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64b47b" officeooo:paragraph-rsid="0064b47b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665d68"/>
    </style:style>
    <style:style style:name="T3" style:family="text">
      <style:text-properties officeooo:rsid="0068fbdf"/>
    </style:style>
    <style:style style:name="T4" style:family="text">
      <style:text-properties officeooo:rsid="006f5db2"/>
    </style:style>
    <style:style style:name="T5" style:family="text">
      <style:text-properties officeooo:rsid="006fa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ree</text:span> Basics</text:p>
      <text:p text:style-name="P1"/>
      <text:p text:style-name="P1">A tree is a connected, acyclic graph that consists of n nodes and n − 1 edges. Removing any edge from a tree divides it into two components, and adding any edge to a tree creates a cycle. Moreover, there is always a unique path between any two nodes of a tree.</text:p>
      <text:p text:style-name="P1"/>
      <text:p text:style-name="P1"/>
      <text:p text:style-name="P7">Terminolgies :</text:p>
      <text:p text:style-name="P1"/>
      <text:p text:style-name="P1">The leaves of a tree are the nodes with degree 1, i.e., with only one neighbor.</text:p>
      <text:p text:style-name="P1"/>
      <text:p text:style-name="P1">In a rooted tree, one of the nodes is appointed the root of the tree, and all other nodes are placed underneath the root. <text:span text:style-name="T2">T</text:span><text:span text:style-name="T1">he children of a node are its lower neighbors, and the parent of a node is its upper neighbor. Each node has exactly one parent, except for the root that does not have a parent.</text:span></text:p>
      <text:p text:style-name="P3"/>
      <text:p text:style-name="P3">The structure of a rooted tree is recursive: each node of the tree acts as the root of a subtree that contains the node itself and all nodes that are in the subtrees of its children.</text:p>
      <text:p text:style-name="P3"/>
      <text:p text:style-name="P3"/>
      <text:p text:style-name="P3"/>
      <text:p text:style-name="P8">Traversal :</text:p>
      <text:p text:style-name="P3"/>
      <text:p text:style-name="P3">General graph traversal algorithms can be used to traverse the nodes of a tree. However, the traversal of a tree is easier to implement than that of a general graph, because there are no cycles in the tree and it is not possible to reach a node from multiple directions.</text:p>
      <text:p text:style-name="P2"/>
      <text:p text:style-name="P3">void dfs(int s, int e) {</text:p>
      <text:p text:style-name="P3"><text:tab/>// process node s</text:p>
      <text:p text:style-name="P3"><text:tab/>for (auto u : adj[s]) {</text:p>
      <text:p text:style-name="P4"><text:tab/><text:tab/>if (u != e) </text:p>
      <text:p text:style-name="P4"><text:tab/><text:tab/><text:tab/>dfs(u, s);</text:p>
      <text:p text:style-name="P3"><text:tab/>}</text:p>
      <text:p text:style-name="P3">}</text:p>
      <text:p text:style-name="P3"/>
      <text:p text:style-name="P3">Dynamic programming can be used to calculate some information during a tree traversal. Using dynamic programming, we can, for example, calculate in O ( n ) time for each node of a rooted tree the number of nodes in its subtree or the length of the longest path from the node to a leaf.</text:p>
      <text:p text:style-name="P3"/>
      <text:p text:style-name="P3"><text:soft-page-break/>As an example, let us calculate for each node s a value count [ s ]: the number of nodes in its subtree.</text:p>
      <text:p text:style-name="P3"/>
      <text:p text:style-name="P3">void dfs(int s, int e) {</text:p>
      <text:p text:style-name="P3"><text:tab/>count[s] = 1;</text:p>
      <text:p text:style-name="P3"><text:tab/>for (auto u : adj[s]) {</text:p>
      <text:p text:style-name="P5"><text:tab/><text:tab/>if (u == e) </text:p>
      <text:p text:style-name="P5"><text:tab/><text:tab/><text:tab/>continue;</text:p>
      <text:p text:style-name="P3"><text:tab/><text:tab/>dfs(u, s);</text:p>
      <text:p text:style-name="P3"><text:tab/><text:tab/>count[s] += count[u];</text:p>
      <text:p text:style-name="P3"><text:tab/>}</text:p>
      <text:p text:style-name="P3">}</text:p>
      <text:p text:style-name="P3"/>
      <text:p text:style-name="P3"/>
      <text:p text:style-name="P9"/>
      <text:p text:style-name="P9">Diameter:</text:p>
      <text:p text:style-name="P3"/>
      <text:p text:style-name="P3">The diameter of a tree is the maximum length of a path between two nodes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21:11:19.327166788</meta:creation-date>
    <dc:date>2020-08-05T13:21:36.815394913</dc:date>
    <meta:editing-duration>PT3H22M16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63" meta:character-count="1821" meta:non-whitespace-character-count="1463"/>
  </office:meta>
</office:document-meta>
</file>